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table:number-columns-repeated="995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table:number-columns-repeated="995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table:number-columns-repeated="996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table:number-columns-repeated="996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table:number-columns-repeated="996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996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996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996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996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table:number-columns-repeated="996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table:number-columns-repeated="996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table:number-columns-repeated="996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table:number-columns-repeated="99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996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996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table:number-columns-repeated="99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table:number-columns-repeated="996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14:3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16:10:46</dc:date>
    <meta:editing-duration>PT22H42S</meta:editing-duration>
    <meta:editing-cycles>149</meta:editing-cycles>
    <meta:generator>LibreOffice/4.0.4.2$Linux_x86 LibreOffice_project/400m0$Build-2</meta:generator>
    <meta:document-statistic meta:table-count="1" meta:cell-count="223" meta:object-count="0"/>
  </office:meta>
</office:document-meta>
</file>